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mage</text:p>
          </table:table-cell>
          <table:table-cell office:value-type="string">
            <text:p>pattern</text:p>
          </table:table-cell>
          <table:table-cell office:value-type="string">
            <text:p>centroid_distanc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input/data_test_20240530-2322/memetest10pic/_Bubo__20230315T215620/0.jpg</text:p>
          </table:table-cell>
          <table:table-cell office:value-type="string">
            <text:p>Pattern 0</text:p>
          </table:table-cell>
          <table:table-cell office:value="0.8075959433921357" office:value-type="float"/>
          <table:table-cell office:value="0.4098136942020523" office:value-type="float"/>
          <table:table-cell office:value="0.9999999999999999" office:value-type="float"/>
          <table:table-cell office:value-type="string">
            <text:p>https://twitter.com/_Bubo_/status/1636124193803698178</text:p>
          </table:table-cell>
        </table:table-row>
        <table:table-row>
          <table:table-cell office:value-type="string">
            <text:p>input/data_test_20240530-2322/memetest10pic/_iamjabir__20230409T222356/0.jpg</text:p>
          </table:table-cell>
          <table:table-cell office:value-type="string">
            <text:p>Pattern 1</text:p>
          </table:table-cell>
          <table:table-cell office:value="0.8003170460936192" office:value-type="float"/>
          <table:table-cell office:value="0.05926642069965088" office:value-type="float"/>
          <table:table-cell office:value="0.2572633414193816" office:value-type="float"/>
          <table:table-cell office:value-type="string">
            <text:p>https://twitter.com/_iamjabir_/status/1645190836114849794</text:p>
          </table:table-cell>
        </table:table-row>
        <table:table-row>
          <table:table-cell office:value-type="string">
            <text:p>input/data_test_20240530-2322/memetest10pic/_joonpiter__20200330T013009/0.jpg</text:p>
          </table:table-cell>
          <table:table-cell office:value-type="string">
            <text:p>Pattern 1</text:p>
          </table:table-cell>
          <table:table-cell office:value="0.7896202566732903" office:value-type="float"/>
          <table:table-cell office:value="0.0" office:value-type="float"/>
          <table:table-cell office:value="0.6379720372774215" office:value-type="float"/>
          <table:table-cell office:value-type="string">
            <text:p>https://twitter.com/lobivampires_/status/1620315446317821952</text:p>
          </table:table-cell>
        </table:table-row>
        <table:table-row>
          <table:table-cell office:value-type="string">
            <text:p>input/data_test_20240530-2322/memetest10pic/_joonpiter__20200330T013009/1.jpg</text:p>
          </table:table-cell>
          <table:table-cell office:value-type="string">
            <text:p>Pattern 0</text:p>
          </table:table-cell>
          <table:table-cell office:value="0.8430682100668572" office:value-type="float"/>
          <table:table-cell office:value="1.0" office:value-type="float"/>
          <table:table-cell office:value="0.10774789742887975" office:value-type="float"/>
          <table:table-cell office:value-type="string">
            <text:p>https://twitter.com/lobivampires_/status/1620315446317821952</text:p>
          </table:table-cell>
        </table:table-row>
        <table:table-row>
          <table:table-cell office:value-type="string">
            <text:p>input/data_test_20240530-2322/memetest10pic/_LINEFRIENDS_20230323T030130/0.jpg</text:p>
          </table:table-cell>
          <table:table-cell office:value-type="string">
            <text:p>Pattern 0</text:p>
          </table:table-cell>
          <table:table-cell office:value="0.7614872041426061" office:value-type="float"/>
          <table:table-cell office:value="0.5450457053866737" office:value-type="float"/>
          <table:table-cell office:value="0.8199320818639286" office:value-type="float"/>
          <table:table-cell office:value-type="string">
            <text:p>https://twitter.com/Garde_Y2E/status/1638748614091501568</text:p>
          </table:table-cell>
        </table:table-row>
        <table:table-row>
          <table:table-cell office:value-type="string">
            <text:p>input/data_test_20240530-2322/memetest10pic/_SHABIL_AHMED__20230307T071354/0.jpg</text:p>
          </table:table-cell>
          <table:table-cell office:value-type="string">
            <text:p>Pattern 0</text:p>
          </table:table-cell>
          <table:table-cell office:value="0.8258908465313368" office:value-type="float"/>
          <table:table-cell office:value="0.7371577096031687" office:value-type="float"/>
          <table:table-cell office:value="0.6910276169294958" office:value-type="float"/>
          <table:table-cell office:value-type="string">
            <text:p>https://twitter.com/_SHABIL_AHMED_/status/1633003020878315524</text:p>
          </table:table-cell>
        </table:table-row>
        <table:table-row>
          <table:table-cell office:value-type="string">
            <text:p>input/data_test_20240530-2322/memetest10pic/_showflicks_20230103T213005/0.jpg</text:p>
          </table:table-cell>
          <table:table-cell office:value-type="string">
            <text:p>Pattern 1</text:p>
          </table:table-cell>
          <table:table-cell office:value="0.8491235530042319" office:value-type="float"/>
          <table:table-cell office:value="0.5088750953890769" office:value-type="float"/>
          <table:table-cell office:value="0.01260407805117486" office:value-type="float"/>
          <table:table-cell office:value-type="string">
            <text:p>https://twitter.com/_showflicks/status/1610388051485941760</text:p>
          </table:table-cell>
        </table:table-row>
        <table:table-row>
          <table:table-cell office:value-type="string">
            <text:p>input/data_test_20240530-2322/memetest10pic/_Tokenomeme_20230105T103501/0.jpg</text:p>
          </table:table-cell>
          <table:table-cell office:value-type="string">
            <text:p>Pattern 1</text:p>
          </table:table-cell>
          <table:table-cell office:value="0.87048903086727" office:value-type="float"/>
          <table:table-cell office:value="0.47843423870060264" office:value-type="float"/>
          <table:table-cell office:value="0.2787954632623035" office:value-type="float"/>
          <table:table-cell office:value-type="string">
            <text:p>https://twitter.com/_Tokenomeme/status/1610947972103131136</text:p>
          </table:table-cell>
        </table:table-row>
        <table:table-row>
          <table:table-cell office:value-type="string">
            <text:p>input/data_test_20240530-2322/memetest10pic/_Tokenomeme_20230206T103501/0.jpg</text:p>
          </table:table-cell>
          <table:table-cell office:value-type="string">
            <text:p>Pattern 1</text:p>
          </table:table-cell>
          <table:table-cell office:value="0.8499592788264717" office:value-type="float"/>
          <table:table-cell office:value="0.38715463797643934" office:value-type="float"/>
          <table:table-cell office:value="0.4216551422265167" office:value-type="float"/>
          <table:table-cell office:value-type="string">
            <text:p>https://twitter.com/_Tokenomeme/status/1622544384003563520</text:p>
          </table:table-cell>
        </table:table-row>
        <table:table-row>
          <table:table-cell office:value-type="string">
            <text:p>input/data_test_20240530-2322/memetest10pic/_Tokenomeme_20230212T150915/0.jpg</text:p>
          </table:table-cell>
          <table:table-cell office:value-type="string">
            <text:p>Pattern 1</text:p>
          </table:table-cell>
          <table:table-cell office:value="0.80436344068089" office:value-type="float"/>
          <table:table-cell office:value="0.21850897731693186" office:value-type="float"/>
          <table:table-cell office:value="0.0" office:value-type="float"/>
          <table:table-cell office:value-type="string">
            <text:p>https://twitter.com/_Tokenomeme/status/1624787725617442816</text:p>
          </table:table-cell>
        </table:table-row>
        <table:table-row>
          <table:table-cell office:value-type="string">
            <text:p>input/data_test_20240530-2322/memetest10pic/_Tokenomeme_20230305T140124/0.jpg</text:p>
          </table:table-cell>
          <table:table-cell office:value-type="string">
            <text:p>Pattern 0</text:p>
          </table:table-cell>
          <table:table-cell office:value="0.7149039677506712" office:value-type="float"/>
          <table:table-cell office:value="0.7368541004260485" office:value-type="float"/>
          <table:table-cell office:value="0.5833406393999582" office:value-type="float"/>
          <table:table-cell office:value-type="string">
            <text:p>https://twitter.com/salkar21/status/163871149375039078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30T15:29:00.723229</meta:creation-date>
    <dc:date>2024-05-30T15:29:00.724327</dc:date>
    <meta:generator>http://pypi.python.org/pypi/ezodf/0.1.0$Python3.10.6 | packaged by conda-forge | (main, Aug 22 2022, 20:35:26) [GCC 10.4.0]</meta:generator>
    <meta:document-statistic/>
    <meta:editing-cycles>1</meta:editing-cycles>
  </office:meta>
</office:document-meta>
</file>